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db966" officeooo:paragraph-rsid="001db966"/>
    </style:style>
    <style:style style:name="P2" style:family="paragraph" style:parent-style-name="Standard">
      <style:text-properties officeooo:rsid="001f5770" officeooo:paragraph-rsid="001f5770"/>
    </style:style>
    <style:style style:name="P3" style:family="paragraph" style:parent-style-name="Standard">
      <style:text-properties officeooo:rsid="00212dab" officeooo:paragraph-rsid="00212d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en github : <text:a xlink:type="simple" xlink:href="https://github.com/PetitjeanJulie/ProjectIvy.git" text:style-name="Internet_20_link" text:visited-style-name="Visited_20_Internet_20_Link">https://github.com/PetitjeanJulie/ProjectIvy.git</text:a></text:p>
      <text:p text:style-name="P1"/>
      <text:p text:style-name="P1">Ex 4 : </text:p>
      <text:p text:style-name="P1"/>
      <text:p text:style-name="P1">Le programme principal affiche sur la sortie standard : </text:p>
      <text:p text:style-name="P1"><text:tab/>standard message : hello ivy !</text:p>
      <text:p text:style-name="P1"><text:tab/>capitalized by org.apache.commons.lang.WordUtils : Hello Ivy !</text:p>
      <text:p text:style-name="P1"/>
      <text:p text:style-name="P1">Ex 6 : </text:p>
      <text:p text:style-name="P1"/>
      <text:p text:style-name="P1">Le tag javac permet la compilation java </text:p>
      <text:p text:style-name="P1">Le tag java permet l'execution</text:p>
      <text:p text:style-name="P1"/>
      <text:p text:style-name="P1">Ex 7 : </text:p>
      <text:p text:style-name="P1"/>
      <text:p text:style-name="P2"><text:s text:c="4"/>&lt;target name="run" depends="go" description="--&gt;run the project"&gt;</text:p>
      <text:p text:style-name="P2"/>
      <text:p text:style-name="P2">Ex 8 :</text:p>
      <text:p text:style-name="P2"/>
      <text:p text:style-name="P2">On obtient une erreur car lors de la compilation le chemin des dependence n'est pas trouver</text:p>
      <text:p text:style-name="P2">Ivy:cachepath sert à construire le chemin menant au dépendence</text:p>
      <text:p text:style-name="P2"/>
      <text:p text:style-name="P2"/>
      <text:p text:style-name="P3">Ex 10 :</text:p>
      <text:p text:style-name="P3"/>
      <text:p text:style-name="P3">Il telecharge 5 artéfact : </text:p>
      <text:p text:style-name="P3">- opencsv.jar</text:p>
      <text:p text:style-name="P3">- commons-lang3.jar</text:p>
      <text:p text:style-name="P3">- commons-beanutils.jar</text:p>
      <text:p text:style-name="P3">- commons-logging.jar</text:p>
      <text:p text:style-name="P3">- commons-collections.jar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itjean Julie</meta:initial-creator>
    <meta:creation-date>2017-04-05T11:17:20.061431145</meta:creation-date>
    <dc:date>2017-04-05T11:56:12.065022488</dc:date>
    <dc:creator>Petitjean Julie</dc:creator>
    <meta:editing-duration>PT23M41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20" meta:word-count="100" meta:character-count="666" meta:non-whitespace-character-count="575"/>
  </office:meta>
</office:document-meta>
</file>